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74" style:family="table">
      <style:table-properties style:width="16.159cm" fo:margin-left="0.439cm" fo:margin-right="0.4cm" table:align="margins" style:writing-mode="lr-tb"/>
    </style:style>
    <style:style style:name="Tabla74.A" style:family="table-column">
      <style:table-column-properties style:column-width="8.052cm" style:rel-column-width="32657*"/>
    </style:style>
    <style:style style:name="Tabla74.B" style:family="table-column">
      <style:table-column-properties style:column-width="8.107cm" style:rel-column-width="32878*"/>
    </style:style>
    <style:style style:name="Tabla7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4.B1" style:family="table-cell">
      <style:table-cell-properties style:vertical-align="middle" fo:padding="0.097cm" fo:border="0.5pt solid #000000"/>
    </style:style>
    <style:style style:name="Tabla74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5" style:family="table">
      <style:table-properties style:width="16.168cm" fo:margin-left="0.43cm" fo:margin-right="0.4cm" table:align="margins" style:writing-mode="lr-tb"/>
    </style:style>
    <style:style style:name="Tabla75.A" style:family="table-column">
      <style:table-column-properties style:column-width="8.07cm" style:rel-column-width="32712*"/>
    </style:style>
    <style:style style:name="Tabla75.B" style:family="table-column">
      <style:table-column-properties style:column-width="8.098cm" style:rel-column-width="32823*"/>
    </style:style>
    <style:style style:name="Tabla75.A1" style:family="table-cell">
      <style:table-cell-properties style:vertical-align="middle" fo:padding="0.097cm" fo:border="0.5pt solid #000000"/>
    </style:style>
    <style:style style:name="Tabla7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5.3" style:family="table-row">
      <style:table-row-properties style:min-row-height="1.124cm"/>
    </style:style>
    <style:style style:name="Tabla76" style:family="table">
      <style:table-properties style:width="16.159cm" fo:margin-left="0.42cm" fo:margin-right="0.42cm" table:align="margins" style:writing-mode="lr-tb"/>
    </style:style>
    <style:style style:name="Tabla76.A" style:family="table-column">
      <style:table-column-properties style:column-width="16.159cm" style:rel-column-width="65535*"/>
    </style:style>
    <style:style style:name="Tabla76.A1" style:family="table-cell">
      <style:table-cell-properties style:vertical-align="middle" fo:padding="0.097cm" fo:border="0.5pt solid #000000"/>
    </style:style>
    <style:style style:name="Tabla7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7" style:family="table">
      <style:table-properties style:width="16.159cm" fo:margin-left="0.42cm" fo:margin-right="0.42cm" table:align="margins"/>
    </style:style>
    <style:style style:name="Tabla77.A" style:family="table-column">
      <style:table-column-properties style:column-width="16.159cm" style:rel-column-width="65535*"/>
    </style:style>
    <style:style style:name="Tabla77.A1" style:family="table-cell">
      <style:table-cell-properties fo:padding="0.097cm" fo:border="0.5pt solid #000000"/>
    </style:style>
    <style:style style:name="Tabla7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155cm" fo:margin-left="0.407cm" fo:margin-right="0.436cm" table:align="margins" style:writing-mode="lr-tb"/>
    </style:style>
    <style:style style:name="Tabla3.A" style:family="table-column">
      <style:table-column-properties style:column-width="16.155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0.288cm" fo:keep-together="auto"/>
    </style:style>
    <style:style style:name="Tabla3.6" style:family="table-row">
      <style:table-row-properties style:min-row-height="0.418cm" fo:keep-together="auto"/>
    </style:style>
    <style:style style:name="Tabla3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font-weight="bold" style:font-weight-asian="bold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4" style:family="paragraph" style:parent-style-name="Table_20_Contents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5" style:family="paragraph" style:parent-style-name="Standard">
      <style:text-properties fo:color="#000000" style:font-name="ari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8" style:family="paragraph" style:parent-style-name="Standard" style:list-style-name="L1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9" style:family="paragraph" style:parent-style-name="UC_5f_NormalAzul" style:list-style-name="WW8Num8">
      <style:paragraph-properties fo:margin-left="0.953cm" fo:margin-right="0cm" fo:text-align="justify" style:justify-single-word="false" fo:hyphenation-ladder-count="no-limit" fo:text-indent="0cm" style:auto-text-indent="false">
        <style:tab-stops>
          <style:tab-stop style:position="0.953cm"/>
        </style:tab-stops>
      </style:paragraph-properties>
      <style:text-properties fo:color="#000000" style:font-name="arial" style:font-style-complex="italic" fo:hyphenate="true" fo:hyphenation-remain-char-count="2" fo:hyphenation-push-char-count="2"/>
    </style:style>
    <style:style style:name="P10" style:family="paragraph" style:parent-style-name="Table_20_Contents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12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color="#000000" style:font-name="arial" fo:font-weight="normal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fo:color="#000000" style:font-name="arial"/>
    </style:style>
    <style:style style:name="P15" style:family="paragraph" style:parent-style-name="Table_20_Contents" style:list-style-name="WW8Num8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6" style:family="paragraph" style:parent-style-name="Table_20_Contents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7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Arial"/>
    </style:style>
    <style:style style:name="T9" style:family="text"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use-window-font-color="true" style:font-name="Arial" fo:font-size="12pt" fo:font-weight="normal" style:font-weight-asian="normal" style:font-weight-complex="normal"/>
    </style:style>
    <style:style style:name="T11" style:family="text">
      <style:text-properties style:use-window-font-color="true" style:font-name="Arial" fo:font-size="12pt" style:font-weight-complex="normal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use-window-font-color="true" fo:font-style="normal" fo:font-weight="normal" style:font-style-asian="normal" style:font-weight-asian="normal" style:font-style-complex="normal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Arial"/>
    </style:style>
    <style:style style:name="T18" style:family="text">
      <style:text-properties style:font-name="Arial" fo:font-weight="bold" style:font-weight-asian="bold" style:font-weight-complex="bold"/>
    </style:style>
    <style:style style:name="T19" style:family="text">
      <style:text-properties style:font-name="Arial" fo:font-size="12pt" style:font-weight-complex="normal"/>
    </style:style>
    <style:style style:name="T20" style:family="text">
      <style:text-properties style:font-name="Arial" fo:font-size="12pt" fo:font-weight="normal" style:font-weight-asian="normal" style:font-weight-complex="normal"/>
    </style:style>
    <style:style style:name="T2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style:font-name="Arial"/>
    </style:style>
    <style:style style:name="T24" style:family="text">
      <style:text-properties fo:color="#000000" style:font-name="Arial" fo:font-size="12pt" fo:font-weight="normal" style:font-weight-asian="normal" style:font-weight-complex="normal"/>
    </style:style>
    <style:style style:name="T25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color="#000000" style:font-name="Arial" fo:font-weight="bold" style:font-weight-asian="bold" style:font-weight-complex="bold"/>
    </style:style>
    <style:style style:name="T27" style:family="text">
      <style:text-properties fo:color="#000000" fo:font-size="12pt" style:font-weight-complex="normal"/>
    </style:style>
    <style:style style:name="T28" style:family="text">
      <style:text-properties fo:color="#000000" fo:font-size="12pt" fo:font-weight="normal" style:font-weight-asian="normal" style:font-weight-complex="normal"/>
    </style:style>
    <style:style style:name="T2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color="#000000" fo:font-weight="bold" style:font-weight-asian="bold" style:font-weight-complex="bold"/>
    </style:style>
    <style:style style:name="T31" style:family="text">
      <style:text-properties fo:color="#000000" style:font-name="arial"/>
    </style:style>
    <style:style style:name="T32" style:family="text">
      <style:text-properties fo:color="#000000" style:font-name="arial" fo:font-size="12pt" style:font-weight-complex="normal"/>
    </style:style>
    <style:style style:name="T33" style:family="text">
      <style:text-properties fo:color="#000000" style:font-name="arial" fo:font-size="12pt" fo:font-weight="normal" style:font-weight-asian="normal" style:font-weight-complex="normal"/>
    </style:style>
    <style:style style:name="T34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color="#000000" style:font-name="arial" fo:font-weight="bold" style:font-weight-asian="bold" style:font-weight-complex="bold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odificar Comité Cambios</text:p>
      <table:table table:name="Tabla74" table:style-name="Tabla74">
        <table:table-column table:style-name="Tabla74.A"/>
        <table:table-column table:style-name="Tabla74.B"/>
        <table:table-row>
          <table:table-cell table:style-name="Tabla74.A1" office:value-type="string">
            <text:p text:style-name="P11">Nombre del Caso de Uso: <text:span text:style-name="T16">Modificar Comité Cambios.</text:span></text:p>
          </table:table-cell>
          <table:table-cell table:style-name="Tabla74.B1" office:value-type="string">
            <text:p text:style-name="P11">Nro. de Caso de Uso: CU 39</text:p>
          </table:table-cell>
        </table:table-row>
        <table:table-row>
          <table:table-cell table:style-name="Tabla74.A2" table:number-columns-spanned="2" office:value-type="string">
            <text:p text:style-name="P11">Actor Principal: <text:span text:style-name="T16">Líder del Proyecto.</text:span></text:p>
          </table:table-cell>
          <table:covered-table-cell/>
        </table:table-row>
        <table:table-row>
          <table:table-cell table:style-name="Tabla74.A2" table:number-columns-spanned="2" office:value-type="string">
            <text:p text:style-name="P11">Objetivo: <text:span text:style-name="T16">Permite modificar los usuarios del Comité de Cambios del Proyecto actual. </text:span></text:p>
          </table:table-cell>
          <table:covered-table-cell/>
        </table:table-row>
        <table:table-row>
          <table:table-cell table:style-name="Tabla74.A2" table:number-columns-spanned="2" office:value-type="string">
            <text:p text:style-name="P11">Pre-condiciones:</text:p>
            <text:p text:style-name="P11"><text:span text:style-name="T16">1 </text:span><text:bookmark-start text:name="__DdeLink__18009_153333734122"/><text:span text:style-name="T16">–</text:span><text:bookmark-end text:name="__DdeLink__18009_153333734122"/><text:span text:style-name="T16"> </text:span><text:span text:style-name="T16">Debe estar existir un usuario Líder del Proyecto.</text:span></text:p>
            <text:p text:style-name="P4"><text:span text:style-name="UC_5f_NormalAzul_20_Car"><text:span text:style-name="T31">2 – El Líder del proyecto debe haber iniciado sesión exitosamente y estar con la sesión abierta.</text:span></text:span></text:p>
            <text:p text:style-name="P13">3 <text:bookmark-start text:name="__DdeLink__21331_680155964"/>–<text:bookmark-end text:name="__DdeLink__21331_680155964"/> Solo pueden ser modificados los usuarios del Comité de Cambios correspondiente al Proyecto actual.</text:p>
          </table:table-cell>
          <table:covered-table-cell/>
        </table:table-row>
        <table:table-row>
          <table:table-cell table:style-name="Tabla74.A2" table:number-columns-spanned="2" office:value-type="string">
            <text:p text:style-name="P11">Post-condiciones:</text:p>
            <text:p text:style-name="P11"><text:span text:style-name="T16">1</text:span> <text:span text:style-name="T16">–</text:span><text:span text:style-name="T16"> El sistema validará y registrará los cambios hechos al Comité de Cambios del proyecto.</text:span></text:p>
          </table:table-cell>
          <table:covered-table-cell/>
        </table:table-row>
      </table:table>
      <text:p text:style-name="P6"/>
      <text:p text:style-name="P2"><text:span text:style-name="T32">Diagramas de casos de uso relacionados: </text:span><text:span text:style-name="UC_5f_NormalAzul_20_Car"><text:span text:style-name="T33">Diagrama de Casos de Uso de Módulo de Administración.</text:span></text:span></text:p>
      <text:p text:style-name="P6"/>
      <table:table table:name="Tabla75" table:style-name="Tabla75">
        <table:table-column table:style-name="Tabla75.A"/>
        <table:table-column table:style-name="Tabla75.B"/>
        <table:table-row>
          <table:table-cell table:style-name="Tabla75.A1" table:number-columns-spanned="2" office:value-type="string">
            <text:p text:style-name="P11">CURSO NORMAL (Camino exitoso)</text:p>
            <text:p text:style-name="P11"/>
          </table:table-cell>
          <table:covered-table-cell/>
        </table:table-row>
        <table:table-row>
          <table:table-cell table:style-name="Tabla75.A2" office:value-type="string">
            <text:p text:style-name="P11">Usuario</text:p>
          </table:table-cell>
          <table:table-cell table:style-name="Tabla75.B2" office:value-type="string">
            <text:p text:style-name="P11">Sistema</text:p>
          </table:table-cell>
        </table:table-row>
        <table:table-row table:style-name="Tabla75.3">
          <table:table-cell table:style-name="Tabla75.A2" office:value-type="string">
            <text:p text:style-name="P14">1 <text:span text:style-name="T16">–</text:span> El Líder selecciona la opción Modificar Comité Cambios.</text:p>
          </table:table-cell>
          <table:table-cell table:style-name="Tabla75.B2" office:value-type="string">
            <text:p text:style-name="P14">2 <text:bookmark-start text:name="__DdeLink__18823_15333373411"/><text:span text:style-name="T16">–</text:span><text:bookmark-end text:name="__DdeLink__18823_15333373411"/> Se despliega la lista de Usuarios pertenecientes al Comité de Cambios del Proyecto actual.</text:p>
          </table:table-cell>
        </table:table-row>
        <table:table-row table:style-name="Tabla75.3">
          <table:table-cell table:style-name="Tabla75.A2" office:value-type="string">
            <text:p text:style-name="P14">3 <text:span text:style-name="T16">– Selecciona el Usuario que desea desasignar del Comité.</text:span></text:p>
          </table:table-cell>
          <table:table-cell table:style-name="Tabla75.B2" office:value-type="string">
            <text:p text:style-name="P14">4 <text:span text:style-name="T16">–</text:span> Se listan los Usuarios pertenecientes al Proyecto. </text:p>
          </table:table-cell>
        </table:table-row>
        <table:table-row table:style-name="Tabla75.3">
          <table:table-cell table:style-name="Tabla75.A2" office:value-type="string">
            <text:p text:style-name="P14">5 <text:span text:style-name="T16">– Selecciona el nuevo miembro del Comité. </text:span></text:p>
          </table:table-cell>
          <table:table-cell table:style-name="Tabla75.B2" office:value-type="string">
            <text:p text:style-name="P14"/>
          </table:table-cell>
        </table:table-row>
        <table:table-row table:style-name="Tabla75.3">
          <table:table-cell table:style-name="Tabla75.A2" office:value-type="string">
            <text:p text:style-name="P14">6 <text:bookmark-start text:name="__DdeLink__18831_15333373411"/><text:span text:style-name="T16">–</text:span><text:bookmark-end text:name="__DdeLink__18831_15333373411"/> Selecciona Guardar.</text:p>
          </table:table-cell>
          <table:table-cell table:style-name="Tabla75.B2" office:value-type="string">
            <text:p text:style-name="P14">7 <text:span text:style-name="T16">–</text:span> Verifica se haya seleccionado un Usuario y guarda los cambios.</text:p>
          </table:table-cell>
        </table:table-row>
      </table:table>
      <text:p text:style-name="P6"/>
      <table:table table:name="Tabla76" table:style-name="Tabla76">
        <table:table-column table:style-name="Tabla76.A"/>
        <table:table-row>
          <table:table-cell table:style-name="Tabla76.A1" office:value-type="string">
            <text:p text:style-name="P11">ALTERNATIVAS(Camino exitoso)</text:p>
          </table:table-cell>
        </table:table-row>
        <table:table-row>
          <table:table-cell table:style-name="Tabla76.A2" office:value-type="string">
            <text:list xml:id="list1756258566" text:style-name="WW8Num8">
              <text:list-header>
                <text:p text:style-name="P12"><text:bookmark-start text:name="__DdeLink__17412_10543304321"/>A1. Cancelar modificación de Comité Cambios.</text:p>
                <text:p text:style-name="P9">El Líder dispone de la opción Cancelar en todo momento, en cuyo caso se cierra el formulario de Modificación de Comité Cambios y se redirecciona a la página de Administrar Comité Cambios. Los datos de la Comité Cambios quedan como se encontraban previamente.<text:bookmark-end text:name="__DdeLink__17412_10543304321"/></text:p>
              </text:list-header>
            </text:list>
          </table:table-cell>
        </table:table-row>
      </table:table>
      <text:p text:style-name="P6"/>
      <table:table table:name="Tabla77" table:style-name="Tabla77">
        <table:table-column table:style-name="Tabla77.A"/>
        <table:table-row>
          <table:table-cell table:style-name="Tabla77.A1" office:value-type="string">
            <text:p text:style-name="P11">EXCEPCIONES</text:p>
          </table:table-cell>
        </table:table-row>
        <table:table-row>
          <table:table-cell table:style-name="Tabla77.A2" office:value-type="string">
            <text:list xml:id="list1693916682" text:continue-numbering="true" text:style-name="WW8Num8">
              <text:list-header>
                <text:p text:style-name="P12"/>
                <text:p text:style-name="P12">E1. Campos no válidos.</text:p>
                <text:list>
                  <text:list-header>
                    <text:p text:style-name="P15"><text:span text:style-name="T2">E1.1 </text:span><text:span text:style-name="T3">Debe seleccionar un Usuario que reemplace al Usuario desasignado </text:span><text:soft-page-break/><text:span text:style-name="T3">del Comité de Cambios</text:span><text:span text:style-name="T4">. </text:span></text:p>
                  </text:list-header>
                </text:list>
                <text:p text:style-name="P12">E2. Servidor Web no disponible.</text:p>
              </text:list-header>
            </text:list>
            <text:p text:style-name="P17">Si el Sistema no puede interactuar con el Servidor Web para la Modificación de Comité Cambios, el usuario debe ser notificado por medio de un mensaje.</text:p>
            <text:p text:style-name="P16"/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><text:span text:style-name="T35">Asociaciones de Extensión: </text:span><text:span text:style-name="UC_5f_NormalAzul_20_Car"><text:span text:style-name="T34">Ninguna.</text:span></text:span></text:p>
          </table:table-cell>
        </table:table-row>
        <table:table-row table:style-name="Tabla3.2">
          <table:table-cell table:style-name="Tabla3.A1" office:value-type="string">
            <text:p text:style-name="P7"><text:span text:style-name="T6">Asociaciones de Inclusión:</text:span> Consultar Comité Cambios.</text:p>
          </table:table-cell>
        </table:table-row>
        <table:table-row table:style-name="Tabla3.1">
          <table:table-cell table:style-name="Tabla3.A1" office:value-type="string">
            <text:p text:style-name="P7"><text:span text:style-name="T6">Casos de Uso donde se incluye:</text:span> Ninguno.</text:p>
          </table:table-cell>
        </table:table-row>
        <table:table-row table:style-name="Tabla3.1">
          <table:table-cell table:style-name="Tabla3.A1" office:value-type="string">
            <text:p text:style-name="P7"><text:span text:style-name="T6">Casos de Uso al que extiende:</text:span> Administrar Comité Cambios.</text:p>
          </table:table-cell>
        </table:table-row>
        <table:table-row table:style-name="Tabla3.1">
          <table:table-cell table:style-name="Tabla3.A1" office:value-type="string">
            <text:p text:style-name="P7"><text:span text:style-name="T6">Caso de Uso de Generalización:</text:span> Ninguno.</text:p>
          </table:table-cell>
        </table:table-row>
        <table:table-row table:style-name="Tabla3.6">
          <table:table-cell table:style-name="Tabla3.A6" office:value-type="string">
            <text:p text:style-name="P7"><text:span text:style-name="T6">Requerimientos Funcionales Asociados:</text:span> RF144 al RF148.</text:p>
          </table:table-cell>
        </table:table-row>
      </table:table>
      <text:p text:style-name="P5"/>
      <text:list xml:id="list17421406411" text:style-name="L1">
        <text:list-item>
          <text:list>
            <text:list-item>
              <text:list>
                <text:list-item>
                  <text:list>
                    <text:list-header>
                      <text:p text:style-name="P8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4M18S</meta:editing-duration>
    <meta:editing-cycles>118</meta:editing-cycles>
    <meta:generator>LibreOffice/3.5$Linux_x86 LibreOffice_project/350m1$Build-2</meta:generator>
    <dc:date>2013-03-22T21:50:50</dc:date>
    <dc:creator>raquel </dc:creator>
    <meta:document-statistic meta:table-count="5" meta:image-count="0" meta:object-count="0" meta:page-count="2" meta:paragraph-count="37" meta:word-count="335" meta:character-count="2125" meta:non-whitespace-character-count="1822"/>
    <meta:user-defined meta:name="Info 1"/>
    <meta:user-defined meta:name="Info 2"/>
    <meta:user-defined meta:name="Info 3"/>
    <meta:user-defined meta:name="Info 4"/>
  </office:meta>
</office:document-meta>
</file>